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FormulaBuilder.build( Element algorithm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FormulaBuilder.setExpressionManager( ExpressionManager express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ormulaBuilder.setupExpression( String formula , SimpleFormula alg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FormulaBuilder.setupExpression( String formul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